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9.19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48.2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6.61mm"/>
    </style:style>
    <style:style style:name="co7" style:family="table-column">
      <style:table-column-properties fo:break-before="auto" style:column-width="8.17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4.97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36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7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Персонаж</text:p>
          </table:table-cell>
          <table:table-cell office:value-type="string" calcext:value-type="string">
            <text:p>Номинация</text:p>
          </table:table-cell>
          <table:table-cell office:value-type="string" calcext:value-type="string">
            <text:p>Лог</text:p>
          </table:table-cell>
          <table:table-cell office:value-type="string" calcext:value-type="string">
            <text:p>Дата поста</text:p>
          </table:table-cell>
          <table:table-cell office:value-type="string" calcext:value-type="string">
            <text:p>лог</text:p>
          </table:table-cell>
          <table:table-cell office:value-type="string" calcext:value-type="string">
            <text:p>Дата лога</text:p>
          </table:table-cell>
          <table:table-cell office:value-type="string" calcext:value-type="string">
            <text:p>Влияний</text:p>
          </table:table-cell>
          <table:table-cell office:value-type="string" calcext:value-type="string">
            <text:p>Побегов</text:p>
          </table:table-cell>
          <table:table-cell office:value-type="string" calcext:value-type="string">
            <text:p>Ларцов Рыбы</text:p>
          </table:table-cell>
          <table:table-cell office:value-type="string" calcext:value-type="string">
            <text:p>Ларцов острова</text:p>
          </table:table-cell>
          <table:table-cell office:value-type="string" calcext:value-type="string">
            <text:p>Кладорыбы</text:p>
          </table:table-cell>
          <table:table-cell office:value-type="string" calcext:value-type="string">
            <text:p>Кладоостров</text:p>
          </table:table-cell>
          <table:table-cell office:value-type="string" calcext:value-type="string">
            <text:p>Ларцов в итоге</text:p>
          </table:table-cell>
          <table:table-cell office:value-type="string" calcext:value-type="string">
            <text:p>Кладов Итог</text:p>
          </table:table-cell>
          <table:table-cell office:value-type="string" calcext:value-type="string">
            <text:p>Утонуло</text:p>
          </table:table-cell>
          <table:table-cell office:value-type="string" calcext:value-type="string">
            <text:p>Буксировано</text:p>
          </table:table-cell>
          <table:table-cell office:value-type="string" calcext:value-type="string">
            <text:p>ВсегоВыезено</text:p>
          </table:table-cell>
          <table:table-cell office:value-type="string" calcext:value-type="string">
            <text:p>Очков</text:p>
          </table:table-cell>
        </table:table-row>
        <table:table-row table:style-name="ro1">
          <table:table-cell office:value-type="string" calcext:value-type="string">
            <text:p>Везунчик Игорь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x8bn7q1</text:p>
          </table:table-cell>
          <table:table-cell office:value-type="string" calcext:value-type="string">
            <text:p><text:s/>2018-07-24T21:01:33+03:00</text:p>
          </table:table-cell>
          <table:table-cell office:value-type="string" calcext:value-type="string">
            <text:p><text:s/>x8bn7q1</text:p>
          </table:table-cell>
          <table:table-cell office:value-type="string" calcext:value-type="string">
            <text:p><text:s/>2018-07-23T19:52:00+03: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2]*10+[.J2]*5+[.K2]*15+[.L2]*10+[.M2]*5+[.N2]*10+[.O2]*2+[.P2]*1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Везунчик Игорь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8z8upc6</text:p>
          </table:table-cell>
          <table:table-cell office:value-type="string" calcext:value-type="string">
            <text:p><text:s/>2018-07-26T06:54:05+03:00</text:p>
          </table:table-cell>
          <table:table-cell office:value-type="string" calcext:value-type="string">
            <text:p><text:s/>8z8upc6</text:p>
          </table:table-cell>
          <table:table-cell office:value-type="string" calcext:value-type="string">
            <text:p><text:s/>2018-07-25T11:53:00+03: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3]*10+[.J3]*5+[.K3]*15+[.L3]*10+[.M3]*5+[.N3]*10+[.O3]*2+[.P3]*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Везунчик Игорь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t7u3zfl</text:p>
          </table:table-cell>
          <table:table-cell office:value-type="string" calcext:value-type="string">
            <text:p><text:s/>2018-07-27T20:51:27+03:00</text:p>
          </table:table-cell>
          <table:table-cell office:value-type="string" calcext:value-type="string">
            <text:p><text:s/>t7u3zfl</text:p>
          </table:table-cell>
          <table:table-cell office:value-type="string" calcext:value-type="string">
            <text:p><text:s/>2018-07-27T14:55:00+03:0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I4]*10+[.J4]*5+[.K4]*15+[.L4]*10+[.M4]*5+[.N4]*10+[.O4]*2+[.P4]*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Везунчик Игорь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epfzgqw</text:p>
          </table:table-cell>
          <table:table-cell office:value-type="string" calcext:value-type="string">
            <text:p><text:s/>2018-08-03T16:05:43+03:00</text:p>
          </table:table-cell>
          <table:table-cell office:value-type="string" calcext:value-type="string">
            <text:p><text:s/>epfzgqw</text:p>
          </table:table-cell>
          <table:table-cell office:value-type="string" calcext:value-type="string">
            <text:p><text:s/>2018-08-02T14:45:00+03:0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5]*10+[.J5]*5+[.K5]*15+[.L5]*10+[.M5]*5+[.N5]*10+[.O5]*2+[.P5]*1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Вишневое Варенье</text:p>
          </table:table-cell>
          <table:table-cell office:value-type="string" calcext:value-type="string">
            <text:p><text:s/>Морские Драконы</text:p>
          </table:table-cell>
          <table:table-cell office:value-type="string" calcext:value-type="string">
            <text:p><text:s/>9zg8rca</text:p>
          </table:table-cell>
          <table:table-cell office:value-type="string" calcext:value-type="string">
            <text:p><text:s/>2018-07-25T14:06:28+03:00</text:p>
          </table:table-cell>
          <table:table-cell office:value-type="string" calcext:value-type="string">
            <text:p><text:s/>9zg8rca</text:p>
          </table:table-cell>
          <table:table-cell office:value-type="string" calcext:value-type="string">
            <text:p><text:s/>2018-07-25T13:09:00+03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6]*10+[.J6]*5+[.K6]*15+[.L6]*10+[.M6]*5+[.N6]*10+[.O6]*2+[.P6]*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Вишневое Варенье</text:p>
          </table:table-cell>
          <table:table-cell office:value-type="string" calcext:value-type="string">
            <text:p><text:s/>Морские Драконы</text:p>
          </table:table-cell>
          <table:table-cell office:value-type="string" calcext:value-type="string">
            <text:p><text:s/>jcnswlb</text:p>
          </table:table-cell>
          <table:table-cell office:value-type="string" calcext:value-type="string">
            <text:p><text:s/>2018-07-27T23:08:39+03:00</text:p>
          </table:table-cell>
          <table:table-cell office:value-type="string" calcext:value-type="string">
            <text:p><text:s/>jcnswlb</text:p>
          </table:table-cell>
          <table:table-cell office:value-type="string" calcext:value-type="string">
            <text:p><text:s/>2018-07-26T01:34:00+03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7]*10+[.J7]*5+[.K7]*15+[.L7]*10+[.M7]*5+[.N7]*10+[.O7]*2+[.P7]*1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Вишневое Варенье</text:p>
          </table:table-cell>
          <table:table-cell office:value-type="string" calcext:value-type="string">
            <text:p><text:s/>Морские Драконы</text:p>
          </table:table-cell>
          <table:table-cell office:value-type="string" calcext:value-type="string">
            <text:p><text:s/>2k7pxjn</text:p>
          </table:table-cell>
          <table:table-cell office:value-type="string" calcext:value-type="string">
            <text:p><text:s/>2018-07-30T15:49:30+03:00</text:p>
          </table:table-cell>
          <table:table-cell office:value-type="string" calcext:value-type="string">
            <text:p><text:s/>2k7pxjn</text:p>
          </table:table-cell>
          <table:table-cell office:value-type="string" calcext:value-type="string">
            <text:p><text:s/>2018-07-28T16:10:00+03: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I8]*10+[.J8]*5+[.K8]*15+[.L8]*10+[.M8]*5+[.N8]*10+[.O8]*2+[.P8]*1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Вишневое Варенье</text:p>
          </table:table-cell>
          <table:table-cell office:value-type="string" calcext:value-type="string">
            <text:p><text:s/>Морские Драконы</text:p>
          </table:table-cell>
          <table:table-cell office:value-type="string" calcext:value-type="string">
            <text:p><text:s/>sx5mjfp</text:p>
          </table:table-cell>
          <table:table-cell office:value-type="string" calcext:value-type="string">
            <text:p><text:s/>2018-08-02T10:19:32+03:00</text:p>
          </table:table-cell>
          <table:table-cell office:value-type="string" calcext:value-type="string">
            <text:p><text:s/>sx5mjfp</text:p>
          </table:table-cell>
          <table:table-cell office:value-type="string" calcext:value-type="string">
            <text:p><text:s/>2018-07-31T00:05:00+03:0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9]*10+[.J9]*5+[.K9]*15+[.L9]*10+[.M9]*5+[.N9]*10+[.O9]*2+[.P9]*1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Гигантская Флюктуация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468zw77</text:p>
          </table:table-cell>
          <table:table-cell office:value-type="string" calcext:value-type="string">
            <text:p><text:s/>2018-07-28T20:08:39+03:00</text:p>
          </table:table-cell>
          <table:table-cell office:value-type="string" calcext:value-type="string">
            <text:p><text:s/>468zw77</text:p>
          </table:table-cell>
          <table:table-cell office:value-type="string" calcext:value-type="string">
            <text:p><text:s/>2018-07-25T09:18:00+03:0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10]*10+[.J10]*5+[.K10]*15+[.L10]*10+[.M10]*5+[.N10]*10+[.O10]*2+[.P10]*1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Гигантская Флюктуация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4b4l374</text:p>
          </table:table-cell>
          <table:table-cell office:value-type="string" calcext:value-type="string">
            <text:p><text:s/>2018-07-30T19:12:58+03:00</text:p>
          </table:table-cell>
          <table:table-cell office:value-type="string" calcext:value-type="string">
            <text:p><text:s/>4b4l374</text:p>
          </table:table-cell>
          <table:table-cell office:value-type="string" calcext:value-type="string">
            <text:p><text:s/>2018-07-27T02:20:00+03:0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11]*10+[.J11]*5+[.K11]*15+[.L11]*10+[.M11]*5+[.N11]*10+[.O11]*2+[.P11]*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Гигантская Флюктуация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t7u3zfl</text:p>
          </table:table-cell>
          <table:table-cell office:value-type="string" calcext:value-type="string">
            <text:p><text:s/>2018-07-31T13:20:12+03:00</text:p>
          </table:table-cell>
          <table:table-cell office:value-type="string" calcext:value-type="string">
            <text:p><text:s/>t7u3zfl</text:p>
          </table:table-cell>
          <table:table-cell office:value-type="string" calcext:value-type="string">
            <text:p><text:s/>2018-07-27T14:55:00+03:0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I12]*10+[.J12]*5+[.K12]*15+[.L12]*10+[.M12]*5+[.N12]*10+[.O12]*2+[.P12]*1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Гигантская Флюктуация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rulu4se</text:p>
          </table:table-cell>
          <table:table-cell office:value-type="string" calcext:value-type="string">
            <text:p><text:s/>2018-08-01T03:21:31+03:00</text:p>
          </table:table-cell>
          <table:table-cell office:value-type="string" calcext:value-type="string">
            <text:p><text:s/>rulu4se</text:p>
          </table:table-cell>
          <table:table-cell office:value-type="string" calcext:value-type="string">
            <text:p><text:s/>2018-07-29T06:21:00+03: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13]*10+[.J13]*5+[.K13]*15+[.L13]*10+[.M13]*5+[.N13]*10+[.O13]*2+[.P13]*1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Грарх</text:p>
          </table:table-cell>
          <table:table-cell office:value-type="string" calcext:value-type="string">
            <text:p><text:s/>Акулы</text:p>
          </table:table-cell>
          <table:table-cell office:value-type="string" calcext:value-type="string">
            <text:p><text:s/>mpek04y</text:p>
          </table:table-cell>
          <table:table-cell office:value-type="string" calcext:value-type="string">
            <text:p><text:s/>2018-08-02T14:48:56+03:00</text:p>
          </table:table-cell>
          <table:table-cell office:value-type="string" calcext:value-type="string">
            <text:p><text:s/>mpek04y</text:p>
          </table:table-cell>
          <table:table-cell office:value-type="string" calcext:value-type="string">
            <text:p><text:s/>2018-07-30T12:44:00+03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14]*10+[.J14]*5+[.K14]*15+[.L14]*10+[.M14]*5+[.N14]*10+[.O14]*2+[.P14]*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Грарх</text:p>
          </table:table-cell>
          <table:table-cell office:value-type="string" calcext:value-type="string">
            <text:p><text:s/>Акулы</text:p>
          </table:table-cell>
          <table:table-cell office:value-type="string" calcext:value-type="string">
            <text:p><text:s/>d5yhsy1</text:p>
          </table:table-cell>
          <table:table-cell office:value-type="string" calcext:value-type="string">
            <text:p><text:s/>2018-08-02T14:48:56+03:00</text:p>
          </table:table-cell>
          <table:table-cell office:value-type="string" calcext:value-type="string">
            <text:p><text:s/>d5yhsy1</text:p>
          </table:table-cell>
          <table:table-cell office:value-type="string" calcext:value-type="string">
            <text:p><text:s/>2018-08-01T15:01:00+03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I15]*10+[.J15]*5+[.K15]*15+[.L15]*10+[.M15]*5+[.N15]*10+[.O15]*2+[.P15]*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Грозный Тар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5axlytm</text:p>
          </table:table-cell>
          <table:table-cell office:value-type="string" calcext:value-type="string">
            <text:p><text:s/>2018-07-27T11:37:53+03:00</text:p>
          </table:table-cell>
          <table:table-cell office:value-type="string" calcext:value-type="string">
            <text:p><text:s/>5axlytm</text:p>
          </table:table-cell>
          <table:table-cell office:value-type="string" calcext:value-type="string">
            <text:p><text:s/>2018-07-27T11:06:00+03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I16]*10+[.J16]*5+[.K16]*15+[.L16]*10+[.M16]*5+[.N16]*10+[.O16]*2+[.P16]*1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Грозный Тар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22b7exx</text:p>
          </table:table-cell>
          <table:table-cell office:value-type="string" calcext:value-type="string">
            <text:p><text:s/>2018-07-31T20:59:10+03:00</text:p>
          </table:table-cell>
          <table:table-cell office:value-type="string" calcext:value-type="string">
            <text:p><text:s/>22b7exx</text:p>
          </table:table-cell>
          <table:table-cell office:value-type="string" calcext:value-type="string">
            <text:p><text:s/>2018-07-31T20:40:00+03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I17]*10+[.J17]*5+[.K17]*15+[.L17]*10+[.M17]*5+[.N17]*10+[.O17]*2+[.P17]*1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Зевсаида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nymxals</text:p>
          </table:table-cell>
          <table:table-cell office:value-type="string" calcext:value-type="string">
            <text:p><text:s/>2018-07-25T10:32:30+03:00</text:p>
          </table:table-cell>
          <table:table-cell office:value-type="string" calcext:value-type="string">
            <text:p><text:s/>nymxals</text:p>
          </table:table-cell>
          <table:table-cell office:value-type="string" calcext:value-type="string">
            <text:p><text:s/>2018-07-25T09:54:00+03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18]*10+[.J18]*5+[.K18]*15+[.L18]*10+[.M18]*5+[.N18]*10+[.O18]*2+[.P18]*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Зевсаида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w9bq7bw</text:p>
          </table:table-cell>
          <table:table-cell office:value-type="string" calcext:value-type="string">
            <text:p><text:s/>2018-07-27T03:45:41+03:00</text:p>
          </table:table-cell>
          <table:table-cell office:value-type="string" calcext:value-type="string">
            <text:p><text:s/>w9bq7bw</text:p>
          </table:table-cell>
          <table:table-cell office:value-type="string" calcext:value-type="string">
            <text:p><text:s/>2018-07-27T03:12:00+03: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19]*10+[.J19]*5+[.K19]*15+[.L19]*10+[.M19]*5+[.N19]*10+[.O19]*2+[.P19]*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Канно Вторая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brx8nw3</text:p>
          </table:table-cell>
          <table:table-cell office:value-type="string" calcext:value-type="string">
            <text:p><text:s/>2018-07-26T06:54:05+03:00</text:p>
          </table:table-cell>
          <table:table-cell office:value-type="string" calcext:value-type="string">
            <text:p><text:s/>brx8nw3</text:p>
          </table:table-cell>
          <table:table-cell office:value-type="string" calcext:value-type="string">
            <text:p><text:s/>2018-07-25T18:45:00+0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20]*10+[.J20]*5+[.K20]*15+[.L20]*10+[.M20]*5+[.N20]*10+[.O20]*2+[.P20]*1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Канно Вторая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a08sbcp</text:p>
          </table:table-cell>
          <table:table-cell office:value-type="string" calcext:value-type="string">
            <text:p><text:s/>2018-07-27T20:51:27+03:00</text:p>
          </table:table-cell>
          <table:table-cell office:value-type="string" calcext:value-type="string">
            <text:p><text:s/>a08sbcp</text:p>
          </table:table-cell>
          <table:table-cell office:value-type="string" calcext:value-type="string">
            <text:p><text:s/>2018-07-26T21:46:00+03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21]*10+[.J21]*5+[.K21]*15+[.L21]*10+[.M21]*5+[.N21]*10+[.O21]*2+[.P21]*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Канно Вторая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k1b4raf</text:p>
          </table:table-cell>
          <table:table-cell office:value-type="string" calcext:value-type="string">
            <text:p><text:s/>2018-08-01T08:28:21+03:00</text:p>
          </table:table-cell>
          <table:table-cell office:value-type="string" calcext:value-type="string">
            <text:p><text:s/>k1b4raf</text:p>
          </table:table-cell>
          <table:table-cell office:value-type="string" calcext:value-type="string">
            <text:p><text:s/>2018-07-30T22:13:00+03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22]*10+[.J22]*5+[.K22]*15+[.L22]*10+[.M22]*5+[.N22]*10+[.O22]*2+[.P22]*1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Канно Вторая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d8kadal</text:p>
          </table:table-cell>
          <table:table-cell office:value-type="string" calcext:value-type="string">
            <text:p><text:s/>2018-08-03T16:05:43+03:00</text:p>
          </table:table-cell>
          <table:table-cell office:value-type="string" calcext:value-type="string">
            <text:p><text:s/>d8kadal</text:p>
          </table:table-cell>
          <table:table-cell office:value-type="string" calcext:value-type="string">
            <text:p><text:s/>2018-08-01T22:22:00+03: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23]*10+[.J23]*5+[.K23]*15+[.L23]*10+[.M23]*5+[.N23]*10+[.O23]*2+[.P23]*1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Крампус</text:p>
          </table:table-cell>
          <table:table-cell office:value-type="string" calcext:value-type="string">
            <text:p><text:s/>Морские Драконы</text:p>
          </table:table-cell>
          <table:table-cell office:value-type="string" calcext:value-type="string">
            <text:p><text:s/>94q9fal</text:p>
          </table:table-cell>
          <table:table-cell office:value-type="string" calcext:value-type="string">
            <text:p><text:s/>2018-07-26T14:10:58+03:00</text:p>
          </table:table-cell>
          <table:table-cell office:value-type="string" calcext:value-type="string">
            <text:p><text:s/>94q9fal</text:p>
          </table:table-cell>
          <table:table-cell office:value-type="string" calcext:value-type="string">
            <text:p><text:s/>2018-07-26T11:42:00+03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24]*10+[.J24]*5+[.K24]*15+[.L24]*10+[.M24]*5+[.N24]*10+[.O24]*2+[.P24]*1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Крампус</text:p>
          </table:table-cell>
          <table:table-cell office:value-type="string" calcext:value-type="string">
            <text:p><text:s/>Морские Драконы</text:p>
          </table:table-cell>
          <table:table-cell office:value-type="string" calcext:value-type="string">
            <text:p><text:s/>0f24sxc</text:p>
          </table:table-cell>
          <table:table-cell office:value-type="string" calcext:value-type="string">
            <text:p><text:s/>2018-08-02T08:39:09+03:00</text:p>
          </table:table-cell>
          <table:table-cell office:value-type="string" calcext:value-type="string">
            <text:p><text:s/>0f24sxc</text:p>
          </table:table-cell>
          <table:table-cell office:value-type="string" calcext:value-type="string">
            <text:p><text:s/>2018-07-31T14:53:00+03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25]*10+[.J25]*5+[.K25]*15+[.L25]*10+[.M25]*5+[.N25]*10+[.O25]*2+[.P25]*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Навья Страхолюдная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6l8lm4j</text:p>
          </table:table-cell>
          <table:table-cell office:value-type="string" calcext:value-type="string">
            <text:p><text:s/>2018-07-23T21:34:09+03:00</text:p>
          </table:table-cell>
          <table:table-cell office:value-type="string" calcext:value-type="string">
            <text:p><text:s/>6l8lm4j</text:p>
          </table:table-cell>
          <table:table-cell office:value-type="string" calcext:value-type="string">
            <text:p><text:s/>2018-07-23T00:28:00+03: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26]*10+[.J26]*5+[.K26]*15+[.L26]*10+[.M26]*5+[.N26]*10+[.O26]*2+[.P26]*1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Навья Страхолюдная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unf5y4u</text:p>
          </table:table-cell>
          <table:table-cell office:value-type="string" calcext:value-type="string">
            <text:p><text:s/>2018-07-25T22:04:25+03:00</text:p>
          </table:table-cell>
          <table:table-cell office:value-type="string" calcext:value-type="string">
            <text:p><text:s/>unf5y4u</text:p>
          </table:table-cell>
          <table:table-cell office:value-type="string" calcext:value-type="string">
            <text:p><text:s/>2018-07-24T02:15:00+03: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I27]*10+[.J27]*5+[.K27]*15+[.L27]*10+[.M27]*5+[.N27]*10+[.O27]*2+[.P27]*1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Навья Страхолюдная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7uaflhr</text:p>
          </table:table-cell>
          <table:table-cell office:value-type="string" calcext:value-type="string">
            <text:p><text:s/>2018-07-25T22:04:25+03:00</text:p>
          </table:table-cell>
          <table:table-cell office:value-type="string" calcext:value-type="string">
            <text:p><text:s/>7uaflhr</text:p>
          </table:table-cell>
          <table:table-cell office:value-type="string" calcext:value-type="string">
            <text:p><text:s/>2018-07-25T20:18:00+03:0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28]*10+[.J28]*5+[.K28]*15+[.L28]*10+[.M28]*5+[.N28]*10+[.O28]*2+[.P28]*1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Навья Страхолюдная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5czqk74</text:p>
          </table:table-cell>
          <table:table-cell office:value-type="string" calcext:value-type="string">
            <text:p><text:s/>2018-07-31T22:06:33+03:00</text:p>
          </table:table-cell>
          <table:table-cell office:value-type="string" calcext:value-type="string">
            <text:p><text:s/>5czqk74</text:p>
          </table:table-cell>
          <table:table-cell office:value-type="string" calcext:value-type="string">
            <text:p><text:s/>2018-07-29T14:12:00+03: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29]*10+[.J29]*5+[.K29]*15+[.L29]*10+[.M29]*5+[.N29]*10+[.O29]*2+[.P29]*1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После Вас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u2spa7w</text:p>
          </table:table-cell>
          <table:table-cell office:value-type="string" calcext:value-type="string">
            <text:p><text:s/>2018-07-25T23:39:19+03:00</text:p>
          </table:table-cell>
          <table:table-cell office:value-type="string" calcext:value-type="string">
            <text:p><text:s/>u2spa7w</text:p>
          </table:table-cell>
          <table:table-cell office:value-type="string" calcext:value-type="string">
            <text:p><text:s/>2018-07-23T00:43:00+03: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I30]*10+[.J30]*5+[.K30]*15+[.L30]*10+[.M30]*5+[.N30]*10+[.O30]*2+[.P30]*1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После Вас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3wmmn0q</text:p>
          </table:table-cell>
          <table:table-cell office:value-type="string" calcext:value-type="string">
            <text:p><text:s/>2018-07-25T23:39:19+03:00</text:p>
          </table:table-cell>
          <table:table-cell office:value-type="string" calcext:value-type="string">
            <text:p><text:s/>3wmmn0q</text:p>
          </table:table-cell>
          <table:table-cell office:value-type="string" calcext:value-type="string">
            <text:p><text:s/>2018-07-25T23:05:00+03: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I31]*10+[.J31]*5+[.K31]*15+[.L31]*10+[.M31]*5+[.N31]*10+[.O31]*2+[.P31]*1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После Вас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sus4arx</text:p>
          </table:table-cell>
          <table:table-cell office:value-type="string" calcext:value-type="string">
            <text:p><text:s/>2018-07-27T02:50:33+03:00</text:p>
          </table:table-cell>
          <table:table-cell office:value-type="string" calcext:value-type="string">
            <text:p><text:s/>sus4arx</text:p>
          </table:table-cell>
          <table:table-cell office:value-type="string" calcext:value-type="string">
            <text:p><text:s/>2018-07-27T02:08:00+03: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32]*10+[.J32]*5+[.K32]*15+[.L32]*10+[.M32]*5+[.N32]*10+[.O32]*2+[.P32]*1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Ржавый Унитаз</text:p>
          </table:table-cell>
          <table:table-cell office:value-type="string" calcext:value-type="string">
            <text:p><text:s/>Акулы</text:p>
          </table:table-cell>
          <table:table-cell office:value-type="string" calcext:value-type="string">
            <text:p><text:s/>enucx1h</text:p>
          </table:table-cell>
          <table:table-cell office:value-type="string" calcext:value-type="string">
            <text:p><text:s/>2018-07-26T20:53:49+03:00</text:p>
          </table:table-cell>
          <table:table-cell office:value-type="string" calcext:value-type="string">
            <text:p><text:s/>enucx1h</text:p>
          </table:table-cell>
          <table:table-cell office:value-type="string" calcext:value-type="string">
            <text:p><text:s/>2018-07-23T22:48:00+03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33]*10+[.J33]*5+[.K33]*15+[.L33]*10+[.M33]*5+[.N33]*10+[.O33]*2+[.P33]*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Ржавый Унитаз</text:p>
          </table:table-cell>
          <table:table-cell office:value-type="string" calcext:value-type="string">
            <text:p><text:s/>Акулы</text:p>
          </table:table-cell>
          <table:table-cell office:value-type="string" calcext:value-type="string">
            <text:p><text:s/>7su6zub</text:p>
          </table:table-cell>
          <table:table-cell office:value-type="string" calcext:value-type="string">
            <text:p><text:s/>2018-07-31T08:11:19+03:00</text:p>
          </table:table-cell>
          <table:table-cell office:value-type="string" calcext:value-type="string">
            <text:p><text:s/>7su6zub</text:p>
          </table:table-cell>
          <table:table-cell office:value-type="string" calcext:value-type="string">
            <text:p><text:s/>2018-07-28T18:12:00+0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34]*10+[.J34]*5+[.K34]*15+[.L34]*10+[.M34]*5+[.N34]*10+[.O34]*2+[.P34]*1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Ржавый Унитаз</text:p>
          </table:table-cell>
          <table:table-cell office:value-type="string" calcext:value-type="string">
            <text:p><text:s/>Акулы</text:p>
          </table:table-cell>
          <table:table-cell office:value-type="string" calcext:value-type="string">
            <text:p><text:s/>9pxstac</text:p>
          </table:table-cell>
          <table:table-cell office:value-type="string" calcext:value-type="string">
            <text:p><text:s/>2018-08-02T18:43:22+03:00</text:p>
          </table:table-cell>
          <table:table-cell office:value-type="string" calcext:value-type="string">
            <text:p><text:s/>9pxstac</text:p>
          </table:table-cell>
          <table:table-cell office:value-type="string" calcext:value-type="string">
            <text:p><text:s/>2018-07-31T22:05:00+03: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I35]*10+[.J35]*5+[.K35]*15+[.L35]*10+[.M35]*5+[.N35]*10+[.O35]*2+[.P35]*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Рolecat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rjbmnaa</text:p>
          </table:table-cell>
          <table:table-cell office:value-type="string" calcext:value-type="string">
            <text:p><text:s/>2018-07-26T14:46:49+03:00</text:p>
          </table:table-cell>
          <table:table-cell office:value-type="string" calcext:value-type="string">
            <text:p><text:s/>rjbmnaa</text:p>
          </table:table-cell>
          <table:table-cell office:value-type="string" calcext:value-type="string">
            <text:p><text:s/>2018-07-25T11:13:00+03: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36]*10+[.J36]*5+[.K36]*15+[.L36]*10+[.M36]*5+[.N36]*10+[.O36]*2+[.P36]*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Рolecat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hu0fxfz</text:p>
          </table:table-cell>
          <table:table-cell office:value-type="string" calcext:value-type="string">
            <text:p><text:s/>2018-07-27T07:19:12+03:00</text:p>
          </table:table-cell>
          <table:table-cell office:value-type="string" calcext:value-type="string">
            <text:p><text:s/>hu0fxfz</text:p>
          </table:table-cell>
          <table:table-cell office:value-type="string" calcext:value-type="string">
            <text:p><text:s/>2018-07-27T06:48:00+03: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37]*10+[.J37]*5+[.K37]*15+[.L37]*10+[.M37]*5+[.N37]*10+[.O37]*2+[.P37]*1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Рolecat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d4qu3za</text:p>
          </table:table-cell>
          <table:table-cell office:value-type="string" calcext:value-type="string">
            <text:p><text:s/>2018-07-28T18:25:43+03:00</text:p>
          </table:table-cell>
          <table:table-cell office:value-type="string" calcext:value-type="string">
            <text:p><text:s/>d4qu3za</text:p>
          </table:table-cell>
          <table:table-cell office:value-type="string" calcext:value-type="string">
            <text:p><text:s/>2018-07-28T10:58:00+03: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38]*10+[.J38]*5+[.K38]*15+[.L38]*10+[.M38]*5+[.N38]*10+[.O38]*2+[.P38]*1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Рolecat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9r5zgug</text:p>
          </table:table-cell>
          <table:table-cell office:value-type="string" calcext:value-type="string">
            <text:p><text:s/>2018-07-30T12:11:23+03:00</text:p>
          </table:table-cell>
          <table:table-cell office:value-type="string" calcext:value-type="string">
            <text:p><text:s/>9r5zgug</text:p>
          </table:table-cell>
          <table:table-cell office:value-type="string" calcext:value-type="string">
            <text:p><text:s/>2018-07-30T08:56:00+03: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39]*10+[.J39]*5+[.K39]*15+[.L39]*10+[.M39]*5+[.N39]*10+[.O39]*2+[.P39]*1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Рolecat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n15f3ec</text:p>
          </table:table-cell>
          <table:table-cell office:value-type="string" calcext:value-type="string">
            <text:p><text:s/>2018-08-01T00:01:25+03:00</text:p>
          </table:table-cell>
          <table:table-cell office:value-type="string" calcext:value-type="string">
            <text:p><text:s/>n15f3ec</text:p>
          </table:table-cell>
          <table:table-cell office:value-type="string" calcext:value-type="string">
            <text:p><text:s/>2018-07-31T20:53:00+03: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40]*10+[.J40]*5+[.K40]*15+[.L40]*10+[.M40]*5+[.N40]*10+[.O40]*2+[.P40]*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Сапонза</text:p>
          </table:table-cell>
          <table:table-cell office:value-type="string" calcext:value-type="string">
            <text:p><text:s/>Лососи</text:p>
          </table:table-cell>
          <table:table-cell office:value-type="string" calcext:value-type="string">
            <text:p><text:s/>xlh39sd</text:p>
          </table:table-cell>
          <table:table-cell office:value-type="string" calcext:value-type="string">
            <text:p><text:s/>2018-07-26T13:12:48+03:00</text:p>
          </table:table-cell>
          <table:table-cell office:value-type="string" calcext:value-type="string">
            <text:p><text:s/>xlh39sd</text:p>
          </table:table-cell>
          <table:table-cell office:value-type="string" calcext:value-type="string">
            <text:p><text:s/>2018-07-26T07:50:00+03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41]*10+[.J41]*5+[.K41]*15+[.L41]*10+[.M41]*5+[.N41]*10+[.O41]*2+[.P41]*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Сапонза</text:p>
          </table:table-cell>
          <table:table-cell office:value-type="string" calcext:value-type="string">
            <text:p><text:s/>Лососи</text:p>
          </table:table-cell>
          <table:table-cell office:value-type="string" calcext:value-type="string">
            <text:p><text:s/>8w6q12e</text:p>
          </table:table-cell>
          <table:table-cell office:value-type="string" calcext:value-type="string">
            <text:p><text:s/>2018-07-26T17:38:34+03:00</text:p>
          </table:table-cell>
          <table:table-cell office:value-type="string" calcext:value-type="string">
            <text:p><text:s/>8w6q12e</text:p>
          </table:table-cell>
          <table:table-cell office:value-type="string" calcext:value-type="string">
            <text:p><text:s/>2018-07-26T17:25:00+03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2]*10+[.J42]*5+[.K42]*15+[.L42]*10+[.M42]*5+[.N42]*10+[.O42]*2+[.P42]*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Сапонза</text:p>
          </table:table-cell>
          <table:table-cell office:value-type="string" calcext:value-type="string">
            <text:p><text:s/>Лососи</text:p>
          </table:table-cell>
          <table:table-cell office:value-type="string" calcext:value-type="string">
            <text:p><text:s/>t5wzu67</text:p>
          </table:table-cell>
          <table:table-cell office:value-type="string" calcext:value-type="string">
            <text:p><text:s/>2018-07-27T22:12:41+03:00</text:p>
          </table:table-cell>
          <table:table-cell office:value-type="string" calcext:value-type="string">
            <text:p><text:s/>t5wzu67</text:p>
          </table:table-cell>
          <table:table-cell office:value-type="string" calcext:value-type="string">
            <text:p><text:s/>2018-07-27T19:10:00+03: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3]*10+[.J43]*5+[.K43]*15+[.L43]*10+[.M43]*5+[.N43]*10+[.O43]*2+[.P43]*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Тина Делла</text:p>
          </table:table-cell>
          <table:table-cell office:value-type="string" calcext:value-type="string">
            <text:p><text:s/>Морские Драконы</text:p>
          </table:table-cell>
          <table:table-cell office:value-type="string" calcext:value-type="string">
            <text:p><text:s/>arhserb</text:p>
          </table:table-cell>
          <table:table-cell office:value-type="string" calcext:value-type="string">
            <text:p><text:s/>2018-07-26T11:01:16+03:00</text:p>
          </table:table-cell>
          <table:table-cell office:value-type="string" calcext:value-type="string">
            <text:p><text:s/>arhserb</text:p>
          </table:table-cell>
          <table:table-cell office:value-type="string" calcext:value-type="string">
            <text:p><text:s/>2018-07-24T11:23:00+03: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44]*10+[.J44]*5+[.K44]*15+[.L44]*10+[.M44]*5+[.N44]*10+[.O44]*2+[.P44]*1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Тина Делла</text:p>
          </table:table-cell>
          <table:table-cell office:value-type="string" calcext:value-type="string">
            <text:p><text:s/>Морские Драконы</text:p>
          </table:table-cell>
          <table:table-cell office:value-type="string" calcext:value-type="string">
            <text:p><text:s/>7cyun27</text:p>
          </table:table-cell>
          <table:table-cell office:value-type="string" calcext:value-type="string">
            <text:p><text:s/>2018-08-01T21:44:17+03:00</text:p>
          </table:table-cell>
          <table:table-cell office:value-type="string" calcext:value-type="string">
            <text:p><text:s/>7cyun27</text:p>
          </table:table-cell>
          <table:table-cell office:value-type="string" calcext:value-type="string">
            <text:p><text:s/>2018-08-01T21:12:00+03: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45]*10+[.J45]*5+[.K45]*15+[.L45]*10+[.M45]*5+[.N45]*10+[.O45]*2+[.P45]*1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Унхайлиг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u9j6fht</text:p>
          </table:table-cell>
          <table:table-cell office:value-type="string" calcext:value-type="string">
            <text:p><text:s/>2018-07-31T15:40:57+03:00</text:p>
          </table:table-cell>
          <table:table-cell office:value-type="string" calcext:value-type="string">
            <text:p><text:s/>u9j6fht</text:p>
          </table:table-cell>
          <table:table-cell office:value-type="string" calcext:value-type="string">
            <text:p><text:s/>2018-07-23T20:53:00+03:0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46]*10+[.J46]*5+[.K46]*15+[.L46]*10+[.M46]*5+[.N46]*10+[.O46]*2+[.P46]*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Унхайлиг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4qruz06</text:p>
          </table:table-cell>
          <table:table-cell office:value-type="string" calcext:value-type="string">
            <text:p><text:s/>2018-07-28T22:55:47+03:00</text:p>
          </table:table-cell>
          <table:table-cell office:value-type="string" calcext:value-type="string">
            <text:p><text:s/>4qruz06</text:p>
          </table:table-cell>
          <table:table-cell office:value-type="string" calcext:value-type="string">
            <text:p><text:s/>2018-07-25T22:27:00+03: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47]*10+[.J47]*5+[.K47]*15+[.L47]*10+[.M47]*5+[.N47]*10+[.O47]*2+[.P47]*1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Унхайлиг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q9rq8y0</text:p>
          </table:table-cell>
          <table:table-cell office:value-type="string" calcext:value-type="string">
            <text:p><text:s/>2018-07-31T15:51:18+03:00</text:p>
          </table:table-cell>
          <table:table-cell office:value-type="string" calcext:value-type="string">
            <text:p><text:s/>q9rq8y0</text:p>
          </table:table-cell>
          <table:table-cell office:value-type="string" calcext:value-type="string">
            <text:p><text:s/>2018-07-30T21:06:00+03: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48]*10+[.J48]*5+[.K48]*15+[.L48]*10+[.M48]*5+[.N48]*10+[.O48]*2+[.P48]*1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Унхайлиг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gkmc7h5</text:p>
          </table:table-cell>
          <table:table-cell office:value-type="string" calcext:value-type="string">
            <text:p><text:s/>2018-07-31T22:53:54+03:00</text:p>
          </table:table-cell>
          <table:table-cell office:value-type="string" calcext:value-type="string">
            <text:p><text:s/>gkmc7h5</text:p>
          </table:table-cell>
          <table:table-cell office:value-type="string" calcext:value-type="string">
            <text:p><text:s/>2018-07-31T22:14:00+03:0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49]*10+[.J49]*5+[.K49]*15+[.L49]*10+[.M49]*5+[.N49]*10+[.O49]*2+[.P49]*1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Унхайлиг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2n4bhh3</text:p>
          </table:table-cell>
          <table:table-cell office:value-type="string" calcext:value-type="string">
            <text:p><text:s/>2018-08-01T21:41:15+03:00</text:p>
          </table:table-cell>
          <table:table-cell office:value-type="string" calcext:value-type="string">
            <text:p><text:s/>2n4bhh3</text:p>
          </table:table-cell>
          <table:table-cell office:value-type="string" calcext:value-type="string">
            <text:p><text:s/>2018-08-01T21:07:00+03: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50]*10+[.J50]*5+[.K50]*15+[.L50]*10+[.M50]*5+[.N50]*10+[.O50]*2+[.P50]*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Франсиско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uuge9du</text:p>
          </table:table-cell>
          <table:table-cell office:value-type="string" calcext:value-type="string">
            <text:p><text:s/>2018-07-24T01:58:58+03:00</text:p>
          </table:table-cell>
          <table:table-cell office:value-type="string" calcext:value-type="string">
            <text:p><text:s/>uuge9du</text:p>
          </table:table-cell>
          <table:table-cell office:value-type="string" calcext:value-type="string">
            <text:p><text:s/>2018-07-24T01:19:00+03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51]*10+[.J51]*5+[.K51]*15+[.L51]*10+[.M51]*5+[.N51]*10+[.O51]*2+[.P51]*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Франсиско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7dgx30a</text:p>
          </table:table-cell>
          <table:table-cell office:value-type="string" calcext:value-type="string">
            <text:p><text:s/>2018-07-26T12:36:50+03:00</text:p>
          </table:table-cell>
          <table:table-cell office:value-type="string" calcext:value-type="string">
            <text:p><text:s/>7dgx30a</text:p>
          </table:table-cell>
          <table:table-cell office:value-type="string" calcext:value-type="string">
            <text:p><text:s/>2018-07-26T11:50:00+03: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I52]*10+[.J52]*5+[.K52]*15+[.L52]*10+[.M52]*5+[.N52]*10+[.O52]*2+[.P52]*1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Франсиско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yhhxe1t</text:p>
          </table:table-cell>
          <table:table-cell office:value-type="string" calcext:value-type="string">
            <text:p><text:s/>2018-08-01T10:41:47+03:00</text:p>
          </table:table-cell>
          <table:table-cell office:value-type="string" calcext:value-type="string">
            <text:p><text:s/>yhhxe1t</text:p>
          </table:table-cell>
          <table:table-cell office:value-type="string" calcext:value-type="string">
            <text:p><text:s/>2018-07-30T19:22:00+03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53]*10+[.J53]*5+[.K53]*15+[.L53]*10+[.M53]*5+[.N53]*10+[.O53]*2+[.P53]*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Франсиско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d8wggbp</text:p>
          </table:table-cell>
          <table:table-cell office:value-type="string" calcext:value-type="string">
            <text:p><text:s/>2018-08-03T10:29:38+03:00</text:p>
          </table:table-cell>
          <table:table-cell office:value-type="string" calcext:value-type="string">
            <text:p><text:s/>d8wggbp</text:p>
          </table:table-cell>
          <table:table-cell office:value-type="string" calcext:value-type="string">
            <text:p><text:s/>2018-08-01T10:09:00+03: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54]*10+[.J54]*5+[.K54]*15+[.L54]*10+[.M54]*5+[.N54]*10+[.O54]*2+[.P54]*1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Франсиско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dkprkjp</text:p>
          </table:table-cell>
          <table:table-cell office:value-type="string" calcext:value-type="string">
            <text:p><text:s/>2018-08-03T10:29:38+03:00</text:p>
          </table:table-cell>
          <table:table-cell office:value-type="string" calcext:value-type="string">
            <text:p><text:s/>dkprkjp</text:p>
          </table:table-cell>
          <table:table-cell office:value-type="string" calcext:value-type="string">
            <text:p><text:s/>2018-08-03T09:37:00+03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55]*10+[.J55]*5+[.K55]*15+[.L55]*10+[.M55]*5+[.N55]*10+[.O55]*2+[.P55]*1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Фуфа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u2spa7w</text:p>
          </table:table-cell>
          <table:table-cell office:value-type="string" calcext:value-type="string">
            <text:p><text:s/>2018-07-26T06:54:05+03:00</text:p>
          </table:table-cell>
          <table:table-cell office:value-type="string" calcext:value-type="string">
            <text:p><text:s/>u2spa7w</text:p>
          </table:table-cell>
          <table:table-cell office:value-type="string" calcext:value-type="string">
            <text:p><text:s/>2018-07-23T00:43:00+03: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I56]*10+[.J56]*5+[.K56]*15+[.L56]*10+[.M56]*5+[.N56]*10+[.O56]*2+[.P56]*1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Фуфа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9rh0zgw</text:p>
          </table:table-cell>
          <table:table-cell office:value-type="string" calcext:value-type="string">
            <text:p><text:s/>2018-08-01T08:28:21+03:00</text:p>
          </table:table-cell>
          <table:table-cell office:value-type="string" calcext:value-type="string">
            <text:p><text:s/>9rh0zgw</text:p>
          </table:table-cell>
          <table:table-cell office:value-type="string" calcext:value-type="string">
            <text:p><text:s/>2018-07-29T02:58:00+03: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57]*10+[.J57]*5+[.K57]*15+[.L57]*10+[.M57]*5+[.N57]*10+[.O57]*2+[.P57]*1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Фуфа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r5j8pnu</text:p>
          </table:table-cell>
          <table:table-cell office:value-type="string" calcext:value-type="string">
            <text:p><text:s/>2018-08-01T08:28:21+03:00</text:p>
          </table:table-cell>
          <table:table-cell office:value-type="string" calcext:value-type="string">
            <text:p><text:s/>r5j8pnu</text:p>
          </table:table-cell>
          <table:table-cell office:value-type="string" calcext:value-type="string">
            <text:p><text:s/>2018-07-29T20:46:00+03: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58]*10+[.J58]*5+[.K58]*15+[.L58]*10+[.M58]*5+[.N58]*10+[.O58]*2+[.P58]*1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bigale</text:p>
          </table:table-cell>
          <table:table-cell office:value-type="string" calcext:value-type="string">
            <text:p><text:s/>Лосось</text:p>
          </table:table-cell>
          <table:table-cell office:value-type="string" calcext:value-type="string">
            <text:p><text:s/>ynznww0</text:p>
          </table:table-cell>
          <table:table-cell office:value-type="string" calcext:value-type="string">
            <text:p><text:s/>2018-07-24T18:34:05+03:00</text:p>
          </table:table-cell>
          <table:table-cell office:value-type="string" calcext:value-type="string">
            <text:p><text:s/>ynznww0</text:p>
          </table:table-cell>
          <table:table-cell office:value-type="string" calcext:value-type="string">
            <text:p><text:s/>2018-07-23T08:19:00+03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I59]*10+[.J59]*5+[.K59]*15+[.L59]*10+[.M59]*5+[.N59]*10+[.O59]*2+[.P59]*1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bigale</text:p>
          </table:table-cell>
          <table:table-cell office:value-type="string" calcext:value-type="string">
            <text:p><text:s/>Лосось</text:p>
          </table:table-cell>
          <table:table-cell office:value-type="string" calcext:value-type="string">
            <text:p><text:s/>ek33ccd</text:p>
          </table:table-cell>
          <table:table-cell office:value-type="string" calcext:value-type="string">
            <text:p><text:s/>2018-07-29T11:01:40+03:00</text:p>
          </table:table-cell>
          <table:table-cell office:value-type="string" calcext:value-type="string">
            <text:p><text:s/>ek33ccd</text:p>
          </table:table-cell>
          <table:table-cell office:value-type="string" calcext:value-type="string">
            <text:p><text:s/>2018-07-28T09:30:00+03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60]*10+[.J60]*5+[.K60]*15+[.L60]*10+[.M60]*5+[.N60]*10+[.O60]*2+[.P60]*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bigale</text:p>
          </table:table-cell>
          <table:table-cell office:value-type="string" calcext:value-type="string">
            <text:p><text:s/>Лосось</text:p>
          </table:table-cell>
          <table:table-cell office:value-type="string" calcext:value-type="string">
            <text:p><text:s/>2rnp75t</text:p>
          </table:table-cell>
          <table:table-cell office:value-type="string" calcext:value-type="string">
            <text:p><text:s/>2018-07-30T19:05:17+03:00</text:p>
          </table:table-cell>
          <table:table-cell office:value-type="string" calcext:value-type="string">
            <text:p><text:s/>2rnp75t</text:p>
          </table:table-cell>
          <table:table-cell office:value-type="string" calcext:value-type="string">
            <text:p><text:s/>2018-07-29T11:04:00+03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61]*10+[.J61]*5+[.K61]*15+[.L61]*10+[.M61]*5+[.N61]*10+[.O61]*2+[.P61]*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bigale</text:p>
          </table:table-cell>
          <table:table-cell office:value-type="string" calcext:value-type="string">
            <text:p><text:s/>Лосось</text:p>
          </table:table-cell>
          <table:table-cell office:value-type="string" calcext:value-type="string">
            <text:p><text:s/>b09t32q</text:p>
          </table:table-cell>
          <table:table-cell office:value-type="string" calcext:value-type="string">
            <text:p><text:s/>2018-08-01T20:48:06+03:00</text:p>
          </table:table-cell>
          <table:table-cell office:value-type="string" calcext:value-type="string">
            <text:p><text:s/>b09t32q</text:p>
          </table:table-cell>
          <table:table-cell office:value-type="string" calcext:value-type="string">
            <text:p><text:s/>2018-07-31T08:24:00+03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62]*10+[.J62]*5+[.K62]*15+[.L62]*10+[.M62]*5+[.N62]*10+[.O62]*2+[.P62]*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bigale</text:p>
          </table:table-cell>
          <table:table-cell office:value-type="string" calcext:value-type="string">
            <text:p><text:s/>Лосось.</text:p>
          </table:table-cell>
          <table:table-cell office:value-type="string" calcext:value-type="string">
            <text:p><text:s/>cuguhhf</text:p>
          </table:table-cell>
          <table:table-cell office:value-type="string" calcext:value-type="string">
            <text:p><text:s/>2018-07-26T20:57:46+03:00</text:p>
          </table:table-cell>
          <table:table-cell office:value-type="string" calcext:value-type="string">
            <text:p><text:s/>cuguhhf</text:p>
          </table:table-cell>
          <table:table-cell office:value-type="string" calcext:value-type="string">
            <text:p><text:s/>2018-07-24T10:48:00+03: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63]*10+[.J63]*5+[.K63]*15+[.L63]*10+[.M63]*5+[.N63]*10+[.O63]*2+[.P63]*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raIndigo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nr93jp8</text:p>
          </table:table-cell>
          <table:table-cell office:value-type="string" calcext:value-type="string">
            <text:p><text:s/>2018-07-24T19:05:08+03:00</text:p>
          </table:table-cell>
          <table:table-cell office:value-type="string" calcext:value-type="string">
            <text:p><text:s/>nr93jp8</text:p>
          </table:table-cell>
          <table:table-cell office:value-type="string" calcext:value-type="string">
            <text:p><text:s/>2018-07-24T18:22:00+03: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64]*10+[.J64]*5+[.K64]*15+[.L64]*10+[.M64]*5+[.N64]*10+[.O64]*2+[.P64]*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uraIndigo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rwgxbyc</text:p>
          </table:table-cell>
          <table:table-cell office:value-type="string" calcext:value-type="string">
            <text:p><text:s/>2018-07-26T22:23:36+03:00</text:p>
          </table:table-cell>
          <table:table-cell office:value-type="string" calcext:value-type="string">
            <text:p><text:s/>rwgxbyc</text:p>
          </table:table-cell>
          <table:table-cell office:value-type="string" calcext:value-type="string">
            <text:p><text:s/>2018-07-26T22:05:00+03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65]*10+[.J65]*5+[.K65]*15+[.L65]*10+[.M65]*5+[.N65]*10+[.O65]*2+[.P65]*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uraIndigo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lzpkd03</text:p>
          </table:table-cell>
          <table:table-cell office:value-type="string" calcext:value-type="string">
            <text:p><text:s/>2018-07-29T22:14:15+03:00</text:p>
          </table:table-cell>
          <table:table-cell office:value-type="string" calcext:value-type="string">
            <text:p><text:s/>lzpkd03</text:p>
          </table:table-cell>
          <table:table-cell office:value-type="string" calcext:value-type="string">
            <text:p><text:s/>2018-07-29T21:47:00+03: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66]*10+[.J66]*5+[.K66]*15+[.L66]*10+[.M66]*5+[.N66]*10+[.O66]*2+[.P66]*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uraIndigo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75g5que</text:p>
          </table:table-cell>
          <table:table-cell office:value-type="string" calcext:value-type="string">
            <text:p><text:s/>2018-08-01T08:17:10+03:00</text:p>
          </table:table-cell>
          <table:table-cell office:value-type="string" calcext:value-type="string">
            <text:p><text:s/>75g5que</text:p>
          </table:table-cell>
          <table:table-cell office:value-type="string" calcext:value-type="string">
            <text:p><text:s/>2018-08-01T07:38:00+03: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I67]*10+[.J67]*5+[.K67]*15+[.L67]*10+[.M67]*5+[.N67]*10+[.O67]*2+[.P67]*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yolxauhqui</text:p>
          </table:table-cell>
          <table:table-cell office:value-type="string" calcext:value-type="string">
            <text:p><text:s/>Лососи</text:p>
          </table:table-cell>
          <table:table-cell office:value-type="string" calcext:value-type="string">
            <text:p><text:s/>d0gheyk</text:p>
          </table:table-cell>
          <table:table-cell office:value-type="string" calcext:value-type="string">
            <text:p><text:s/>2018-07-23T21:14:01+03:00</text:p>
          </table:table-cell>
          <table:table-cell office:value-type="string" calcext:value-type="string">
            <text:p><text:s/>d0gheyk</text:p>
          </table:table-cell>
          <table:table-cell office:value-type="string" calcext:value-type="string">
            <text:p><text:s/>2018-07-23T19:09:00+0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68]*10+[.J68]*5+[.K68]*15+[.L68]*10+[.M68]*5+[.N68]*10+[.O68]*2+[.P68]*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yolxauhqui</text:p>
          </table:table-cell>
          <table:table-cell office:value-type="string" calcext:value-type="string">
            <text:p><text:s/>Лососи</text:p>
          </table:table-cell>
          <table:table-cell office:value-type="string" calcext:value-type="string">
            <text:p><text:s/>d0gheyk</text:p>
          </table:table-cell>
          <table:table-cell office:value-type="string" calcext:value-type="string">
            <text:p><text:s/>2018-07-25T23:17:09+03:00</text:p>
          </table:table-cell>
          <table:table-cell office:value-type="string" calcext:value-type="string">
            <text:p><text:s/>d0gheyk</text:p>
          </table:table-cell>
          <table:table-cell office:value-type="string" calcext:value-type="string">
            <text:p><text:s/>2018-07-23T19:09:00+0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69]*10+[.J69]*5+[.K69]*15+[.L69]*10+[.M69]*5+[.N69]*10+[.O69]*2+[.P69]*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yolxauhqui</text:p>
          </table:table-cell>
          <table:table-cell office:value-type="string" calcext:value-type="string">
            <text:p><text:s/>Лососи</text:p>
          </table:table-cell>
          <table:table-cell office:value-type="string" calcext:value-type="string">
            <text:p><text:s/>zk5m22p</text:p>
          </table:table-cell>
          <table:table-cell office:value-type="string" calcext:value-type="string">
            <text:p><text:s/>2018-07-25T23:17:09+03:00</text:p>
          </table:table-cell>
          <table:table-cell office:value-type="string" calcext:value-type="string">
            <text:p><text:s/>zk5m22p</text:p>
          </table:table-cell>
          <table:table-cell office:value-type="string" calcext:value-type="string">
            <text:p><text:s/>2018-07-25T22:29:00+03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70]*10+[.J70]*5+[.K70]*15+[.L70]*10+[.M70]*5+[.N70]*10+[.O70]*2+[.P70]*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yolxauhqui</text:p>
          </table:table-cell>
          <table:table-cell office:value-type="string" calcext:value-type="string">
            <text:p><text:s/>Лососи</text:p>
          </table:table-cell>
          <table:table-cell office:value-type="string" calcext:value-type="string">
            <text:p><text:s/>tt1tl5e</text:p>
          </table:table-cell>
          <table:table-cell office:value-type="string" calcext:value-type="string">
            <text:p><text:s/>2018-07-29T00:45:57+03:00</text:p>
          </table:table-cell>
          <table:table-cell office:value-type="string" calcext:value-type="string">
            <text:p><text:s/>tt1tl5e</text:p>
          </table:table-cell>
          <table:table-cell office:value-type="string" calcext:value-type="string">
            <text:p><text:s/>2018-07-27T00:33:00+03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71]*10+[.J71]*5+[.K71]*15+[.L71]*10+[.M71]*5+[.N71]*10+[.O71]*2+[.P71]*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yolxauhqui</text:p>
          </table:table-cell>
          <table:table-cell office:value-type="string" calcext:value-type="string">
            <text:p><text:s/>Лососи</text:p>
          </table:table-cell>
          <table:table-cell office:value-type="string" calcext:value-type="string">
            <text:p><text:s/>7gkhwlj</text:p>
          </table:table-cell>
          <table:table-cell office:value-type="string" calcext:value-type="string">
            <text:p><text:s/>2018-07-29T00:45:57+03:00</text:p>
          </table:table-cell>
          <table:table-cell office:value-type="string" calcext:value-type="string">
            <text:p><text:s/>7gkhwlj</text:p>
          </table:table-cell>
          <table:table-cell office:value-type="string" calcext:value-type="string">
            <text:p><text:s/>2018-07-28T10:19:00+03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72]*10+[.J72]*5+[.K72]*15+[.L72]*10+[.M72]*5+[.N72]*10+[.O72]*2+[.P72]*1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yolxauhqui</text:p>
          </table:table-cell>
          <table:table-cell office:value-type="string" calcext:value-type="string">
            <text:p><text:s/>Лососи</text:p>
          </table:table-cell>
          <table:table-cell office:value-type="string" calcext:value-type="string">
            <text:p><text:s/>pqepz6a</text:p>
          </table:table-cell>
          <table:table-cell office:value-type="string" calcext:value-type="string">
            <text:p><text:s/>2018-08-03T11:17:27+03:00</text:p>
          </table:table-cell>
          <table:table-cell office:value-type="string" calcext:value-type="string">
            <text:p><text:s/>pqepz6a</text:p>
          </table:table-cell>
          <table:table-cell office:value-type="string" calcext:value-type="string">
            <text:p><text:s/>2018-08-01T22:59:00+0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73]*10+[.J73]*5+[.K73]*15+[.L73]*10+[.M73]*5+[.N73]*10+[.O73]*2+[.P73]*1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anchizh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rq38r1h</text:p>
          </table:table-cell>
          <table:table-cell office:value-type="string" calcext:value-type="string">
            <text:p><text:s/>2018-07-24T10:00:44+03:00</text:p>
          </table:table-cell>
          <table:table-cell office:value-type="string" calcext:value-type="string">
            <text:p><text:s/>rq38r1h</text:p>
          </table:table-cell>
          <table:table-cell office:value-type="string" calcext:value-type="string">
            <text:p><text:s/>2018-07-23T08:57:00+03: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74]*10+[.J74]*5+[.K74]*15+[.L74]*10+[.M74]*5+[.N74]*10+[.O74]*2+[.P74]*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nchizh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8ddy90u</text:p>
          </table:table-cell>
          <table:table-cell office:value-type="string" calcext:value-type="string">
            <text:p><text:s/>2018-07-24T10:00:44+03:00</text:p>
          </table:table-cell>
          <table:table-cell office:value-type="string" calcext:value-type="string">
            <text:p><text:s/>8ddy90u</text:p>
          </table:table-cell>
          <table:table-cell office:value-type="string" calcext:value-type="string">
            <text:p><text:s/>2018-07-24T09:36:00+03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75]*10+[.J75]*5+[.K75]*15+[.L75]*10+[.M75]*5+[.N75]*10+[.O75]*2+[.P75]*1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anchizh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e0b6x4m</text:p>
          </table:table-cell>
          <table:table-cell office:value-type="string" calcext:value-type="string">
            <text:p><text:s/>2018-07-30T09:49:16+03:00</text:p>
          </table:table-cell>
          <table:table-cell office:value-type="string" calcext:value-type="string">
            <text:p><text:s/>e0b6x4m</text:p>
          </table:table-cell>
          <table:table-cell office:value-type="string" calcext:value-type="string">
            <text:p><text:s/>2018-07-30T09:09:00+03: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76]*10+[.J76]*5+[.K76]*15+[.L76]*10+[.M76]*5+[.N76]*10+[.O76]*2+[.P76]*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Danieleinad</text:p>
          </table:table-cell>
          <table:table-cell office:value-type="string" calcext:value-type="string">
            <text:p><text:s/>Акулы</text:p>
          </table:table-cell>
          <table:table-cell office:value-type="string" calcext:value-type="string">
            <text:p><text:s/>embd4y4</text:p>
          </table:table-cell>
          <table:table-cell office:value-type="string" calcext:value-type="string">
            <text:p><text:s/>2018-07-26T00:06:10+03:00</text:p>
          </table:table-cell>
          <table:table-cell office:value-type="string" calcext:value-type="string">
            <text:p><text:s/>embd4y4</text:p>
          </table:table-cell>
          <table:table-cell office:value-type="string" calcext:value-type="string">
            <text:p><text:s/>2018-07-24T00:11:00+03: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I77]*10+[.J77]*5+[.K77]*15+[.L77]*10+[.M77]*5+[.N77]*10+[.O77]*2+[.P77]*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anieleinad</text:p>
          </table:table-cell>
          <table:table-cell office:value-type="string" calcext:value-type="string">
            <text:p><text:s/>Акулы</text:p>
          </table:table-cell>
          <table:table-cell office:value-type="string" calcext:value-type="string">
            <text:p><text:s/>60cm7r1</text:p>
          </table:table-cell>
          <table:table-cell office:value-type="string" calcext:value-type="string">
            <text:p><text:s/>2018-07-26T00:06:10+03:00</text:p>
          </table:table-cell>
          <table:table-cell office:value-type="string" calcext:value-type="string">
            <text:p><text:s/>60cm7r1</text:p>
          </table:table-cell>
          <table:table-cell office:value-type="string" calcext:value-type="string">
            <text:p><text:s/>2018-07-25T08:36:00+03: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78]*10+[.J78]*5+[.K78]*15+[.L78]*10+[.M78]*5+[.N78]*10+[.O78]*2+[.P78]*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anieleinad</text:p>
          </table:table-cell>
          <table:table-cell office:value-type="string" calcext:value-type="string">
            <text:p><text:s/>Акулы</text:p>
          </table:table-cell>
          <table:table-cell office:value-type="string" calcext:value-type="string">
            <text:p><text:s/>m9ra4x3</text:p>
          </table:table-cell>
          <table:table-cell office:value-type="string" calcext:value-type="string">
            <text:p><text:s/>2018-07-28T01:06:15+03:00</text:p>
          </table:table-cell>
          <table:table-cell office:value-type="string" calcext:value-type="string">
            <text:p><text:s/>m9ra4x3</text:p>
          </table:table-cell>
          <table:table-cell office:value-type="string" calcext:value-type="string">
            <text:p><text:s/>2018-07-26T15:34:00+03: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79]*10+[.J79]*5+[.K79]*15+[.L79]*10+[.M79]*5+[.N79]*10+[.O79]*2+[.P79]*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anieleinad</text:p>
          </table:table-cell>
          <table:table-cell office:value-type="string" calcext:value-type="string">
            <text:p><text:s/>Акулы</text:p>
          </table:table-cell>
          <table:table-cell office:value-type="string" calcext:value-type="string">
            <text:p><text:s/>l55zh1c</text:p>
          </table:table-cell>
          <table:table-cell office:value-type="string" calcext:value-type="string">
            <text:p><text:s/>2018-07-28T01:06:15+03:00</text:p>
          </table:table-cell>
          <table:table-cell office:value-type="string" calcext:value-type="string">
            <text:p><text:s/>l55zh1c</text:p>
          </table:table-cell>
          <table:table-cell office:value-type="string" calcext:value-type="string">
            <text:p><text:s/>2018-07-27T00:07:00+03: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80]*10+[.J80]*5+[.K80]*15+[.L80]*10+[.M80]*5+[.N80]*10+[.O80]*2+[.P80]*1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ar-k</text:p>
          </table:table-cell>
          <table:table-cell office:value-type="string" calcext:value-type="string">
            <text:p><text:s/>Акулы</text:p>
          </table:table-cell>
          <table:table-cell office:value-type="string" calcext:value-type="string">
            <text:p><text:s/>6rrd836</text:p>
          </table:table-cell>
          <table:table-cell office:value-type="string" calcext:value-type="string">
            <text:p><text:s/>2018-07-26T02:28:41+03:00</text:p>
          </table:table-cell>
          <table:table-cell office:value-type="string" calcext:value-type="string">
            <text:p><text:s/>6rrd836</text:p>
          </table:table-cell>
          <table:table-cell office:value-type="string" calcext:value-type="string">
            <text:p><text:s/>2018-07-23T02:08:00+03: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81]*10+[.J81]*5+[.K81]*15+[.L81]*10+[.M81]*5+[.N81]*10+[.O81]*2+[.P81]*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ar-k</text:p>
          </table:table-cell>
          <table:table-cell office:value-type="string" calcext:value-type="string">
            <text:p><text:s/>Акулы</text:p>
          </table:table-cell>
          <table:table-cell office:value-type="string" calcext:value-type="string">
            <text:p><text:s/>uwzp3y1</text:p>
          </table:table-cell>
          <table:table-cell office:value-type="string" calcext:value-type="string">
            <text:p><text:s/>2018-07-26T02:28:41+03:00</text:p>
          </table:table-cell>
          <table:table-cell office:value-type="string" calcext:value-type="string">
            <text:p><text:s/>uwzp3y1</text:p>
          </table:table-cell>
          <table:table-cell office:value-type="string" calcext:value-type="string">
            <text:p><text:s/>2018-07-25T11:07:00+03: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82]*10+[.J82]*5+[.K82]*15+[.L82]*10+[.M82]*5+[.N82]*10+[.O82]*2+[.P82]*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ar-k</text:p>
          </table:table-cell>
          <table:table-cell office:value-type="string" calcext:value-type="string">
            <text:p><text:s/>Акулы</text:p>
          </table:table-cell>
          <table:table-cell office:value-type="string" calcext:value-type="string">
            <text:p><text:s/>hjrskkx</text:p>
          </table:table-cell>
          <table:table-cell office:value-type="string" calcext:value-type="string">
            <text:p><text:s/>2018-07-26T02:28:41+03:00</text:p>
          </table:table-cell>
          <table:table-cell office:value-type="string" calcext:value-type="string">
            <text:p><text:s/>hjrskkx</text:p>
          </table:table-cell>
          <table:table-cell office:value-type="string" calcext:value-type="string">
            <text:p><text:s/>2018-07-25T20:30:00+03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83]*10+[.J83]*5+[.K83]*15+[.L83]*10+[.M83]*5+[.N83]*10+[.O83]*2+[.P83]*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r-k</text:p>
          </table:table-cell>
          <table:table-cell office:value-type="string" calcext:value-type="string">
            <text:p><text:s/>Акулы</text:p>
          </table:table-cell>
          <table:table-cell office:value-type="string" calcext:value-type="string">
            <text:p><text:s/>rnlksum</text:p>
          </table:table-cell>
          <table:table-cell office:value-type="string" calcext:value-type="string">
            <text:p><text:s/>2018-07-29T01:59:39+03:00</text:p>
          </table:table-cell>
          <table:table-cell office:value-type="string" calcext:value-type="string">
            <text:p><text:s/>rnlksum</text:p>
          </table:table-cell>
          <table:table-cell office:value-type="string" calcext:value-type="string">
            <text:p><text:s/>2018-07-26T10:32:00+03: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84]*10+[.J84]*5+[.K84]*15+[.L84]*10+[.M84]*5+[.N84]*10+[.O84]*2+[.P84]*1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ar-k</text:p>
          </table:table-cell>
          <table:table-cell office:value-type="string" calcext:value-type="string">
            <text:p><text:s/>Акулы</text:p>
          </table:table-cell>
          <table:table-cell office:value-type="string" calcext:value-type="string">
            <text:p><text:s/>2nplyzg</text:p>
          </table:table-cell>
          <table:table-cell office:value-type="string" calcext:value-type="string">
            <text:p><text:s/>2018-07-29T01:59:39+03:00</text:p>
          </table:table-cell>
          <table:table-cell office:value-type="string" calcext:value-type="string">
            <text:p><text:s/>2nplyzg</text:p>
          </table:table-cell>
          <table:table-cell office:value-type="string" calcext:value-type="string">
            <text:p><text:s/>2018-07-28T15:59:00+03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85]*10+[.J85]*5+[.K85]*15+[.L85]*10+[.M85]*5+[.N85]*10+[.O85]*2+[.P85]*1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ar-k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t2r6n4r</text:p>
          </table:table-cell>
          <table:table-cell office:value-type="string" calcext:value-type="string">
            <text:p><text:s/>2018-08-01T02:44:40+03:00</text:p>
          </table:table-cell>
          <table:table-cell office:value-type="string" calcext:value-type="string">
            <text:p><text:s/>t2r6n4r</text:p>
          </table:table-cell>
          <table:table-cell office:value-type="string" calcext:value-type="string">
            <text:p><text:s/>2018-07-29T04:49:00+03: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86]*10+[.J86]*5+[.K86]*15+[.L86]*10+[.M86]*5+[.N86]*10+[.O86]*2+[.P86]*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ar-k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zye5jts</text:p>
          </table:table-cell>
          <table:table-cell office:value-type="string" calcext:value-type="string">
            <text:p><text:s/>2018-08-01T02:44:40+03:00</text:p>
          </table:table-cell>
          <table:table-cell office:value-type="string" calcext:value-type="string">
            <text:p><text:s/>zye5jts</text:p>
          </table:table-cell>
          <table:table-cell office:value-type="string" calcext:value-type="string">
            <text:p><text:s/>2018-07-29T18:00:00+03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87]*10+[.J87]*5+[.K87]*15+[.L87]*10+[.M87]*5+[.N87]*10+[.O87]*2+[.P87]*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randrej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85h9e55</text:p>
          </table:table-cell>
          <table:table-cell office:value-type="string" calcext:value-type="string">
            <text:p><text:s/>2018-07-31T16:05:50+03:00</text:p>
          </table:table-cell>
          <table:table-cell office:value-type="string" calcext:value-type="string">
            <text:p><text:s/>85h9e55</text:p>
          </table:table-cell>
          <table:table-cell office:value-type="string" calcext:value-type="string">
            <text:p><text:s/>2018-07-30T08:28:00+03: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88]*10+[.J88]*5+[.K88]*15+[.L88]*10+[.M88]*5+[.N88]*10+[.O88]*2+[.P88]*1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randrej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7w9wlgw</text:p>
          </table:table-cell>
          <table:table-cell office:value-type="string" calcext:value-type="string">
            <text:p><text:s/>2018-07-31T16:05:50+03:00</text:p>
          </table:table-cell>
          <table:table-cell office:value-type="string" calcext:value-type="string">
            <text:p><text:s/>7w9wlgw</text:p>
          </table:table-cell>
          <table:table-cell office:value-type="string" calcext:value-type="string">
            <text:p><text:s/>2018-07-31T07:28:00+03: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89]*10+[.J89]*5+[.K89]*15+[.L89]*10+[.M89]*5+[.N89]*10+[.O89]*2+[.P89]*1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randrej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7w9wlgw</text:p>
          </table:table-cell>
          <table:table-cell office:value-type="string" calcext:value-type="string">
            <text:p><text:s/>2018-07-31T16:05:50+03:00</text:p>
          </table:table-cell>
          <table:table-cell office:value-type="string" calcext:value-type="string">
            <text:p><text:s/>7w9wlgw</text:p>
          </table:table-cell>
          <table:table-cell office:value-type="string" calcext:value-type="string">
            <text:p><text:s/>2018-07-31T07:28:00+03: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90]*10+[.J90]*5+[.K90]*15+[.L90]*10+[.M90]*5+[.N90]*10+[.O90]*2+[.P90]*1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randrej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3yy7mbj</text:p>
          </table:table-cell>
          <table:table-cell office:value-type="string" calcext:value-type="string">
            <text:p><text:s/>2018-07-31T22:53:54+03:00</text:p>
          </table:table-cell>
          <table:table-cell office:value-type="string" calcext:value-type="string">
            <text:p><text:s/>3yy7mbj</text:p>
          </table:table-cell>
          <table:table-cell office:value-type="string" calcext:value-type="string">
            <text:p><text:s/>2018-07-31T20:35:00+03: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91]*10+[.J91]*5+[.K91]*15+[.L91]*10+[.M91]*5+[.N91]*10+[.O91]*2+[.P91]*1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randrej</text:p>
          </table:table-cell>
          <table:table-cell office:value-type="string" calcext:value-type="string">
            <text:p><text:s/>Косатки</text:p>
          </table:table-cell>
          <table:table-cell office:value-type="string" calcext:value-type="string">
            <text:p><text:s/>pb2layc</text:p>
          </table:table-cell>
          <table:table-cell office:value-type="string" calcext:value-type="string">
            <text:p><text:s/>2018-08-03T14:07:24+03:00</text:p>
          </table:table-cell>
          <table:table-cell office:value-type="string" calcext:value-type="string">
            <text:p><text:s/>pb2layc</text:p>
          </table:table-cell>
          <table:table-cell office:value-type="string" calcext:value-type="string">
            <text:p><text:s/>2018-08-02T19:52:00+03: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92]*10+[.J92]*5+[.K92]*15+[.L92]*10+[.M92]*5+[.N92]*10+[.O92]*2+[.P92]*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atira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fcq28tz</text:p>
          </table:table-cell>
          <table:table-cell office:value-type="string" calcext:value-type="string">
            <text:p><text:s/>2018-07-25T17:54:52+03:00</text:p>
          </table:table-cell>
          <table:table-cell office:value-type="string" calcext:value-type="string">
            <text:p><text:s/>fcq28tz</text:p>
          </table:table-cell>
          <table:table-cell office:value-type="string" calcext:value-type="string">
            <text:p><text:s/>2018-07-23T03:03:00+0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93]*10+[.J93]*5+[.K93]*15+[.L93]*10+[.M93]*5+[.N93]*10+[.O93]*2+[.P93]*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mlss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3mfectc</text:p>
          </table:table-cell>
          <table:table-cell office:value-type="string" calcext:value-type="string">
            <text:p><text:s/>2018-07-26T09:43:46+03:00</text:p>
          </table:table-cell>
          <table:table-cell office:value-type="string" calcext:value-type="string">
            <text:p><text:s/>3mfectc</text:p>
          </table:table-cell>
          <table:table-cell office:value-type="string" calcext:value-type="string">
            <text:p><text:s/>2018-07-24T09:03:00+03: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94]*10+[.J94]*5+[.K94]*15+[.L94]*10+[.M94]*5+[.N94]*10+[.O94]*2+[.P94]*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mlss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0x10u46</text:p>
          </table:table-cell>
          <table:table-cell office:value-type="string" calcext:value-type="string">
            <text:p><text:s/>2018-07-26T09:43:46+03:00</text:p>
          </table:table-cell>
          <table:table-cell office:value-type="string" calcext:value-type="string">
            <text:p><text:s/>0x10u46</text:p>
          </table:table-cell>
          <table:table-cell office:value-type="string" calcext:value-type="string">
            <text:p><text:s/>2018-07-25T09:47:00+03:0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95]*10+[.J95]*5+[.K95]*15+[.L95]*10+[.M95]*5+[.N95]*10+[.O95]*2+[.P95]*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mlss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7ls5zk9</text:p>
          </table:table-cell>
          <table:table-cell office:value-type="string" calcext:value-type="string">
            <text:p><text:s/>2018-07-26T09:43:46+03:00</text:p>
          </table:table-cell>
          <table:table-cell office:value-type="string" calcext:value-type="string">
            <text:p><text:s/>7ls5zk9</text:p>
          </table:table-cell>
          <table:table-cell office:value-type="string" calcext:value-type="string">
            <text:p><text:s/>2018-07-26T09:20:00+03: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96]*10+[.J96]*5+[.K96]*15+[.L96]*10+[.M96]*5+[.N96]*10+[.O96]*2+[.P96]*1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mlss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8cbnb5n</text:p>
          </table:table-cell>
          <table:table-cell office:value-type="string" calcext:value-type="string">
            <text:p><text:s/>2018-07-27T09:58:51+03:00</text:p>
          </table:table-cell>
          <table:table-cell office:value-type="string" calcext:value-type="string">
            <text:p><text:s/>8cbnb5n</text:p>
          </table:table-cell>
          <table:table-cell office:value-type="string" calcext:value-type="string">
            <text:p><text:s/>2018-07-27T09:40:00+03: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97]*10+[.J97]*5+[.K97]*15+[.L97]*10+[.M97]*5+[.N97]*10+[.O97]*2+[.P97]*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mlss</text:p>
          </table:table-cell>
          <table:table-cell office:value-type="string" calcext:value-type="string">
            <text:p><text:s/>Китовые акулы</text:p>
          </table:table-cell>
          <table:table-cell office:value-type="string" calcext:value-type="string">
            <text:p><text:s/>1xj7k73</text:p>
          </table:table-cell>
          <table:table-cell office:value-type="string" calcext:value-type="string">
            <text:p><text:s/>2018-08-02T10:10:03+03:00</text:p>
          </table:table-cell>
          <table:table-cell office:value-type="string" calcext:value-type="string">
            <text:p><text:s/>1xj7k73</text:p>
          </table:table-cell>
          <table:table-cell office:value-type="string" calcext:value-type="string">
            <text:p><text:s/>2018-08-02T09:48:00+03: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98]*10+[.J98]*5+[.K98]*15+[.L98]*10+[.M98]*5+[.N98]*10+[.O98]*2+[.P98]*1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Olegik1719</text:p>
          </table:table-cell>
          <table:table-cell office:value-type="string" calcext:value-type="string">
            <text:p><text:s/>Лососи</text:p>
          </table:table-cell>
          <table:table-cell office:value-type="string" calcext:value-type="string">
            <text:p><text:s/>w7xlxnj</text:p>
          </table:table-cell>
          <table:table-cell office:value-type="string" calcext:value-type="string">
            <text:p><text:s/>2018-07-24T21:01:33+03:00</text:p>
          </table:table-cell>
          <table:table-cell office:value-type="string" calcext:value-type="string">
            <text:p><text:s/>w7xlxnj</text:p>
          </table:table-cell>
          <table:table-cell office:value-type="string" calcext:value-type="string">
            <text:p><text:s/>2018-07-24T05:51:00+03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99]*10+[.J99]*5+[.K99]*15+[.L99]*10+[.M99]*5+[.N99]*10+[.O99]*2+[.P99]*1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legik1720</text:p>
          </table:table-cell>
          <table:table-cell office:value-type="string" calcext:value-type="string">
            <text:p><text:s/>Лососи</text:p>
          </table:table-cell>
          <table:table-cell office:value-type="string" calcext:value-type="string">
            <text:p><text:s/>zttnk7u</text:p>
          </table:table-cell>
          <table:table-cell office:value-type="string" calcext:value-type="string">
            <text:p><text:s/>2018-07-24T21:01:33+03:00</text:p>
          </table:table-cell>
          <table:table-cell office:value-type="string" calcext:value-type="string">
            <text:p><text:s/>zttnk7u</text:p>
          </table:table-cell>
          <table:table-cell office:value-type="string" calcext:value-type="string">
            <text:p><text:s/>2018-07-24T19:23:00+03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100]*10+[.J100]*5+[.K100]*15+[.L100]*10+[.M100]*5+[.N100]*10+[.O100]*2+[.P100]*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legik1721</text:p>
          </table:table-cell>
          <table:table-cell office:value-type="string" calcext:value-type="string">
            <text:p><text:s/>Лососи</text:p>
          </table:table-cell>
          <table:table-cell office:value-type="string" calcext:value-type="string">
            <text:p><text:s/>2a7t43f</text:p>
          </table:table-cell>
          <table:table-cell office:value-type="string" calcext:value-type="string">
            <text:p><text:s/>2018-07-27T20:51:27+03:00</text:p>
          </table:table-cell>
          <table:table-cell office:value-type="string" calcext:value-type="string">
            <text:p><text:s/>2a7t43f</text:p>
          </table:table-cell>
          <table:table-cell office:value-type="string" calcext:value-type="string">
            <text:p><text:s/>2018-07-26T19:53:00+03: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101]*10+[.J101]*5+[.K101]*15+[.L101]*10+[.M101]*5+[.N101]*10+[.O101]*2+[.P101]*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legik1722</text:p>
          </table:table-cell>
          <table:table-cell office:value-type="string" calcext:value-type="string">
            <text:p><text:s/>Лососи</text:p>
          </table:table-cell>
          <table:table-cell office:value-type="string" calcext:value-type="string">
            <text:p><text:s/>nstwc0m</text:p>
          </table:table-cell>
          <table:table-cell office:value-type="string" calcext:value-type="string">
            <text:p><text:s/>2018-07-27T20:51:27+03:00</text:p>
          </table:table-cell>
          <table:table-cell office:value-type="string" calcext:value-type="string">
            <text:p><text:s/>nstwc0m</text:p>
          </table:table-cell>
          <table:table-cell office:value-type="string" calcext:value-type="string">
            <text:p><text:s/>2018-07-27T21:03:00+03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I102]*10+[.J102]*5+[.K102]*15+[.L102]*10+[.M102]*5+[.N102]*10+[.O102]*2+[.P102]*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legik1723</text:p>
          </table:table-cell>
          <table:table-cell office:value-type="string" calcext:value-type="string">
            <text:p><text:s/>Лососи</text:p>
          </table:table-cell>
          <table:table-cell office:value-type="string" calcext:value-type="string">
            <text:p><text:s/>9w3dfpz</text:p>
          </table:table-cell>
          <table:table-cell office:value-type="string" calcext:value-type="string">
            <text:p><text:s/>2018-08-01T08:28:21+03:00</text:p>
          </table:table-cell>
          <table:table-cell office:value-type="string" calcext:value-type="string">
            <text:p><text:s/>9w3dfpz</text:p>
          </table:table-cell>
          <table:table-cell office:value-type="string" calcext:value-type="string">
            <text:p><text:s/>2018-07-29T21:14:00+03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103]*10+[.J103]*5+[.K103]*15+[.L103]*10+[.M103]*5+[.N103]*10+[.O103]*2+[.P103]*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omanrv74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1tagdd1</text:p>
          </table:table-cell>
          <table:table-cell office:value-type="string" calcext:value-type="string">
            <text:p><text:s/>2018-07-25T23:59:25+03:00</text:p>
          </table:table-cell>
          <table:table-cell office:value-type="string" calcext:value-type="string">
            <text:p><text:s/>1tagdd1</text:p>
          </table:table-cell>
          <table:table-cell office:value-type="string" calcext:value-type="string">
            <text:p><text:s/>2018-07-25T23:33:00+0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104]*10+[.J104]*5+[.K104]*15+[.L104]*10+[.M104]*5+[.N104]*10+[.O104]*2+[.P104]*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manrv74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6ze6xqc</text:p>
          </table:table-cell>
          <table:table-cell office:value-type="string" calcext:value-type="string">
            <text:p><text:s/>2018-07-30T00:25:37+03:00</text:p>
          </table:table-cell>
          <table:table-cell office:value-type="string" calcext:value-type="string">
            <text:p><text:s/>6ze6xqc</text:p>
          </table:table-cell>
          <table:table-cell office:value-type="string" calcext:value-type="string">
            <text:p><text:s/>2018-07-30T00:02:00+0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105]*10+[.J105]*5+[.K105]*15+[.L105]*10+[.M105]*5+[.N105]*10+[.O105]*2+[.P105]*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manrv74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azl7ry8</text:p>
          </table:table-cell>
          <table:table-cell office:value-type="string" calcext:value-type="string">
            <text:p><text:s/>2018-07-31T11:52:08+03:00</text:p>
          </table:table-cell>
          <table:table-cell office:value-type="string" calcext:value-type="string">
            <text:p><text:s/>azl7ry8</text:p>
          </table:table-cell>
          <table:table-cell office:value-type="string" calcext:value-type="string">
            <text:p><text:s/>2018-07-31T11:24:00+03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106]*10+[.J106]*5+[.K106]*15+[.L106]*10+[.M106]*5+[.N106]*10+[.O106]*2+[.P106]*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manrv74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mfe2sfe</text:p>
          </table:table-cell>
          <table:table-cell office:value-type="string" calcext:value-type="string">
            <text:p><text:s/>2018-08-01T00:04:20+03:00</text:p>
          </table:table-cell>
          <table:table-cell office:value-type="string" calcext:value-type="string">
            <text:p><text:s/>mfe2sfe</text:p>
          </table:table-cell>
          <table:table-cell office:value-type="string" calcext:value-type="string">
            <text:p><text:s/>2018-07-31T23:40:00+03: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107]*10+[.J107]*5+[.K107]*15+[.L107]*10+[.M107]*5+[.N107]*10+[.O107]*2+[.P107]*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omanrv74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gst9ut9</text:p>
          </table:table-cell>
          <table:table-cell office:value-type="string" calcext:value-type="string">
            <text:p><text:s/>2018-08-02T20:55:56+03:00</text:p>
          </table:table-cell>
          <table:table-cell office:value-type="string" calcext:value-type="string">
            <text:p><text:s/>gst9ut9</text:p>
          </table:table-cell>
          <table:table-cell office:value-type="string" calcext:value-type="string">
            <text:p><text:s/>2018-08-02T20:29:00+03: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108]*10+[.J108]*5+[.K108]*15+[.L108]*10+[.M108]*5+[.N108]*10+[.O108]*2+[.P108]*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hikei</text:p>
          </table:table-cell>
          <table:table-cell office:value-type="string" calcext:value-type="string">
            <text:p><text:s/>Морские Драконы</text:p>
          </table:table-cell>
          <table:table-cell office:value-type="string" calcext:value-type="string">
            <text:p><text:s/>xt7mcml</text:p>
          </table:table-cell>
          <table:table-cell office:value-type="string" calcext:value-type="string">
            <text:p><text:s/>2018-07-24T08:40:56+03:00</text:p>
          </table:table-cell>
          <table:table-cell office:value-type="string" calcext:value-type="string">
            <text:p><text:s/>xt7mcml</text:p>
          </table:table-cell>
          <table:table-cell office:value-type="string" calcext:value-type="string">
            <text:p><text:s/>2018-07-23T20:34:00+03: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I109]*10+[.J109]*5+[.K109]*15+[.L109]*10+[.M109]*5+[.N109]*10+[.O109]*2+[.P109]*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hikei</text:p>
          </table:table-cell>
          <table:table-cell office:value-type="string" calcext:value-type="string">
            <text:p><text:s/>Морские Драконы</text:p>
          </table:table-cell>
          <table:table-cell office:value-type="string" calcext:value-type="string">
            <text:p><text:s/>tc0rg1w</text:p>
          </table:table-cell>
          <table:table-cell office:value-type="string" calcext:value-type="string">
            <text:p><text:s/>2018-07-25T12:45:52+03:00</text:p>
          </table:table-cell>
          <table:table-cell office:value-type="string" calcext:value-type="string">
            <text:p><text:s/>tc0rg1w</text:p>
          </table:table-cell>
          <table:table-cell office:value-type="string" calcext:value-type="string">
            <text:p><text:s/>2018-07-25T00:10:00+0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110]*10+[.J110]*5+[.K110]*15+[.L110]*10+[.M110]*5+[.N110]*10+[.O110]*2+[.P110]*1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hikei</text:p>
          </table:table-cell>
          <table:table-cell office:value-type="string" calcext:value-type="string">
            <text:p><text:s/>Морские Драконы</text:p>
          </table:table-cell>
          <table:table-cell office:value-type="string" calcext:value-type="string">
            <text:p><text:s/>2a2wn76</text:p>
          </table:table-cell>
          <table:table-cell office:value-type="string" calcext:value-type="string">
            <text:p><text:s/>2018-07-26T22:01:48+03:00</text:p>
          </table:table-cell>
          <table:table-cell office:value-type="string" calcext:value-type="string">
            <text:p><text:s/>2a2wn76</text:p>
          </table:table-cell>
          <table:table-cell office:value-type="string" calcext:value-type="string">
            <text:p><text:s/>2018-07-26T21:37:00+03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111]*10+[.J111]*5+[.K111]*15+[.L111]*10+[.M111]*5+[.N111]*10+[.O111]*2+[.P111]*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hikei</text:p>
          </table:table-cell>
          <table:table-cell office:value-type="string" calcext:value-type="string">
            <text:p><text:s/>Морские Драконы</text:p>
          </table:table-cell>
          <table:table-cell office:value-type="string" calcext:value-type="string">
            <text:p><text:s/>cuzp8dp</text:p>
          </table:table-cell>
          <table:table-cell office:value-type="string" calcext:value-type="string">
            <text:p><text:s/>2018-07-27T23:03:45+03:00</text:p>
          </table:table-cell>
          <table:table-cell office:value-type="string" calcext:value-type="string">
            <text:p><text:s/>cuzp8dp</text:p>
          </table:table-cell>
          <table:table-cell office:value-type="string" calcext:value-type="string">
            <text:p><text:s/>2018-07-27T22:26:00+03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112]*10+[.J112]*5+[.K112]*15+[.L112]*10+[.M112]*5+[.N112]*10+[.O112]*2+[.P112]*1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hikei</text:p>
          </table:table-cell>
          <table:table-cell office:value-type="string" calcext:value-type="string">
            <text:p><text:s/>Морские Драконы</text:p>
          </table:table-cell>
          <table:table-cell office:value-type="string" calcext:value-type="string">
            <text:p><text:s/>k46e5al</text:p>
          </table:table-cell>
          <table:table-cell office:value-type="string" calcext:value-type="string">
            <text:p><text:s/>2018-07-29T01:39:13+03:00</text:p>
          </table:table-cell>
          <table:table-cell office:value-type="string" calcext:value-type="string">
            <text:p><text:s/>k46e5al</text:p>
          </table:table-cell>
          <table:table-cell office:value-type="string" calcext:value-type="string">
            <text:p><text:s/>2018-07-29T01:16:00+03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13]*10+[.J113]*5+[.K113]*15+[.L113]*10+[.M113]*5+[.N113]*10+[.O113]*2+[.P113]*1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irReindeer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jqssxzx</text:p>
          </table:table-cell>
          <table:table-cell office:value-type="string" calcext:value-type="string">
            <text:p><text:s/>2018-07-23T13:51:55+03:00</text:p>
          </table:table-cell>
          <table:table-cell office:value-type="string" calcext:value-type="string">
            <text:p><text:s/>jqssxzx</text:p>
          </table:table-cell>
          <table:table-cell office:value-type="string" calcext:value-type="string">
            <text:p><text:s/>2018-07-23T09:14:00+03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114]*10+[.J114]*5+[.K114]*15+[.L114]*10+[.M114]*5+[.N114]*10+[.O114]*2+[.P114]*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mbabarauma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0e6s1wt</text:p>
          </table:table-cell>
          <table:table-cell office:value-type="string" calcext:value-type="string">
            <text:p><text:s/>2018-07-24T01:31:45+03:00</text:p>
          </table:table-cell>
          <table:table-cell office:value-type="string" calcext:value-type="string">
            <text:p><text:s/>0e6s1wt</text:p>
          </table:table-cell>
          <table:table-cell office:value-type="string" calcext:value-type="string">
            <text:p><text:s/>2018-07-24T00:31:00+03: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115]*10+[.J115]*5+[.K115]*15+[.L115]*10+[.M115]*5+[.N115]*10+[.O115]*2+[.P115]*1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mbabarauma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0e6s1wt</text:p>
          </table:table-cell>
          <table:table-cell office:value-type="string" calcext:value-type="string">
            <text:p><text:s/>2018-07-27T01:18:18+03:00</text:p>
          </table:table-cell>
          <table:table-cell office:value-type="string" calcext:value-type="string">
            <text:p><text:s/>0e6s1wt</text:p>
          </table:table-cell>
          <table:table-cell office:value-type="string" calcext:value-type="string">
            <text:p><text:s/>2018-07-24T00:31:00+03: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116]*10+[.J116]*5+[.K116]*15+[.L116]*10+[.M116]*5+[.N116]*10+[.O116]*2+[.P116]*1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mbabarauma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0e6s1wt</text:p>
          </table:table-cell>
          <table:table-cell office:value-type="string" calcext:value-type="string">
            <text:p><text:s/>2018-08-01T01:10:00+03:00</text:p>
          </table:table-cell>
          <table:table-cell office:value-type="string" calcext:value-type="string">
            <text:p><text:s/>0e6s1wt</text:p>
          </table:table-cell>
          <table:table-cell office:value-type="string" calcext:value-type="string">
            <text:p><text:s/>2018-07-24T00:31:00+03: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117]*10+[.J117]*5+[.K117]*15+[.L117]*10+[.M117]*5+[.N117]*10+[.O117]*2+[.P117]*1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mbabarauma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e6gcrpu</text:p>
          </table:table-cell>
          <table:table-cell office:value-type="string" calcext:value-type="string">
            <text:p><text:s/>2018-07-27T01:18:18+03:00</text:p>
          </table:table-cell>
          <table:table-cell office:value-type="string" calcext:value-type="string">
            <text:p><text:s/>e6gcrpu</text:p>
          </table:table-cell>
          <table:table-cell office:value-type="string" calcext:value-type="string">
            <text:p><text:s/>2018-07-26T18:48:00+03: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18]*10+[.J118]*5+[.K118]*15+[.L118]*10+[.M118]*5+[.N118]*10+[.O118]*2+[.P118]*1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mbabarauma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e6gcrpu</text:p>
          </table:table-cell>
          <table:table-cell office:value-type="string" calcext:value-type="string">
            <text:p><text:s/>2018-08-01T01:10:00+03:00</text:p>
          </table:table-cell>
          <table:table-cell office:value-type="string" calcext:value-type="string">
            <text:p><text:s/>e6gcrpu</text:p>
          </table:table-cell>
          <table:table-cell office:value-type="string" calcext:value-type="string">
            <text:p><text:s/>2018-07-26T18:48:00+03: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19]*10+[.J119]*5+[.K119]*15+[.L119]*10+[.M119]*5+[.N119]*10+[.O119]*2+[.P119]*1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mbabarauma</text:p>
          </table:table-cell>
          <table:table-cell office:value-type="string" calcext:value-type="string">
            <text:p><text:s/>Дельфины</text:p>
          </table:table-cell>
          <table:table-cell office:value-type="string" calcext:value-type="string">
            <text:p><text:s/>6qdsrmc</text:p>
          </table:table-cell>
          <table:table-cell office:value-type="string" calcext:value-type="string">
            <text:p><text:s/>2018-08-01T01:10:00+03:00</text:p>
          </table:table-cell>
          <table:table-cell office:value-type="string" calcext:value-type="string">
            <text:p><text:s/>6qdsrmc</text:p>
          </table:table-cell>
          <table:table-cell office:value-type="string" calcext:value-type="string">
            <text:p><text:s/>2018-07-31T13:23:00+03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120]*10+[.J120]*5+[.K120]*15+[.L120]*10+[.M120]*5+[.N120]*10+[.O120]*2+[.P120]*1" office:value-type="float" office:value="35" calcext:value-type="float">
            <text:p>35</text:p>
          </table:table-cell>
        </table:table-row>
        <table:table-row table:style-name="ro1" table:number-rows-repeated="104845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osts" table:style-name="ta1">
        <table:table-column table:style-name="co1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ttps://godville.net/forums/show_topic/3638?page=112#post_1564052</text:p>
          </table:table-cell>
        </table:table-row>
        <table:table-row table:style-name="ro1">
          <table:table-cell office:value-type="string" calcext:value-type="string">
            <text:p>https://godville.net/forums/show_topic/3638?page=112#post_1564293</text:p>
          </table:table-cell>
        </table:table-row>
        <table:table-row table:style-name="ro1">
          <table:table-cell office:value-type="string" calcext:value-type="string">
            <text:p>https://godville.net/forums/show_topic/3638?page=112#post_1564317</text:p>
          </table:table-cell>
        </table:table-row>
        <table:table-row table:style-name="ro1">
          <table:table-cell office:value-type="string" calcext:value-type="string">
            <text:p>https://godville.net/forums/show_topic/3638?page=112#post_1564317</text:p>
          </table:table-cell>
        </table:table-row>
        <table:table-row table:style-name="ro1">
          <table:table-cell office:value-type="string" calcext:value-type="string">
            <text:p>https://godville.net/forums/show_topic/3638?page=113#post_1565648</text:p>
          </table:table-cell>
        </table:table-row>
        <table:table-row table:style-name="ro1">
          <table:table-cell office:value-type="string" calcext:value-type="string">
            <text:p>https://godville.net/forums/show_topic/3638?page=114#post_1566718</text:p>
          </table:table-cell>
        </table:table-row>
        <table:table-row table:style-name="ro1">
          <table:table-cell office:value-type="string" calcext:value-type="string">
            <text:p>https://godville.net/forums/show_topic/3638?page=114#post_1566718 : Index 2 out-of-bounds for length 2</text:p>
          </table:table-cell>
        </table:table-row>
        <table:table-row table:style-name="ro1">
          <table:table-cell office:value-type="string" calcext:value-type="string">
            <text:p>https://godville.net/forums/show_topic/3638?page=114#post_1567347</text:p>
          </table:table-cell>
        </table:table-row>
        <table:table-row table:style-name="ro1">
          <table:table-cell office:value-type="string" calcext:value-type="string">
            <text:p>https://godville.net/forums/show_topic/3638?page=114#post_1567347 : Index 2 out-of-bounds for length 2</text:p>
          </table:table-cell>
        </table:table-row>
        <table:table-row table:style-name="ro1">
          <table:table-cell office:value-type="string" calcext:value-type="string">
            <text:p>https://godville.net/forums/show_topic/3638?page=114#post_1567544</text:p>
          </table:table-cell>
        </table:table-row>
        <table:table-row table:style-name="ro1">
          <table:table-cell office:value-type="string" calcext:value-type="string">
            <text:p>https://godville.net/forums/show_topic/3638?page=114#post_1567799</text:p>
          </table:table-cell>
        </table:table-row>
        <table:table-row table:style-name="ro1">
          <table:table-cell office:value-type="string" calcext:value-type="string">
            <text:p>https://godville.net/forums/show_topic/3638?page=114#post_1567799 : Index 1 out-of-bounds for length 1</text:p>
          </table:table-cell>
        </table:table-row>
        <table:table-row table:style-name="ro1">
          <table:table-cell office:value-type="string" calcext:value-type="string">
            <text:p>https://godville.net/forums/show_topic/3638?page=115#post_1567853</text:p>
          </table:table-cell>
        </table:table-row>
        <table:table-row table:style-name="ro1">
          <table:table-cell office:value-type="string" calcext:value-type="string">
            <text:p>https://godville.net/forums/show_topic/3638?page=115#post_1567855</text:p>
          </table:table-cell>
        </table:table-row>
        <table:table-row table:style-name="ro1">
          <table:table-cell office:value-type="string" calcext:value-type="string">
            <text:p>https://godville.net/forums/show_topic/3638?page=115#post_1568554</text:p>
          </table:table-cell>
        </table:table-row>
        <table:table-row table:style-name="ro1">
          <table:table-cell office:value-type="string" calcext:value-type="string">
            <text:p>https://godville.net/forums/show_topic/3638?page=116#post_1568905</text:p>
          </table:table-cell>
        </table:table-row>
        <table:table-row table:style-name="ro1">
          <table:table-cell office:value-type="string" calcext:value-type="string">
            <text:p>https://godville.net/forums/show_topic/3638?page=116#post_1568905 : Index 2 out-of-bounds for length 2</text:p>
          </table:table-cell>
        </table:table-row>
      </table:table>
      <table:named-expressions/>
      <table:database-ranges>
        <table:database-range table:name="__Anonymous_Sheet_DB__0" table:target-range-address="res.A1:res.Q1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21:11:14.305000000</dc:date>
    <meta:editing-duration>PT3M25S</meta:editing-duration>
    <meta:editing-cycles>2</meta:editing-cycles>
    <meta:generator>LibreOffice/6.0.6.2$Windows_x86 LibreOffice_project/0c292870b25a325b5ed35f6b45599d2ea4458e77</meta:generator>
    <meta:document-statistic meta:table-count="2" meta:cell-count="2177" meta:object-count="0"/>
  </office:meta>
</office:document-meta>
</file>